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c3fcc" officeooo:paragraph-rsid="000c3fcc"/>
    </style:style>
    <style:style style:name="P2" style:family="paragraph" style:parent-style-name="Standard">
      <style:text-properties fo:language="ca" fo:country="ES" officeooo:rsid="000c3fcc" officeooo:paragraph-rsid="000f396a"/>
    </style:style>
    <style:style style:name="P3" style:family="paragraph" style:parent-style-name="Standard">
      <style:text-properties fo:language="ca" fo:country="ES" officeooo:rsid="000f396a" officeooo:paragraph-rsid="000f396a"/>
    </style:style>
    <style:style style:name="P4" style:family="paragraph" style:parent-style-name="Standard">
      <style:text-properties fo:language="ca" fo:country="ES" style:text-underline-style="none" officeooo:rsid="000f396a" officeooo:paragraph-rsid="000f396a"/>
    </style:style>
    <style:style style:name="P5" style:family="paragraph" style:parent-style-name="Standard">
      <style:text-properties fo:language="ca" fo:country="ES" style:text-underline-style="none" officeooo:rsid="0012bdb2" officeooo:paragraph-rsid="0012bdb2"/>
    </style:style>
    <style:style style:name="P6" style:family="paragraph" style:parent-style-name="Standard">
      <style:text-properties fo:language="ca" fo:country="ES" fo:font-style="italic" style:text-underline-style="none" officeooo:rsid="0012bdb2" officeooo:paragraph-rsid="0012bdb2" style:font-style-asian="italic" style:font-style-complex="italic"/>
    </style:style>
    <style:style style:name="P7" style:family="paragraph" style:parent-style-name="Standard">
      <style:text-properties fo:language="ca" fo:country="ES" fo:font-style="italic" style:text-underline-style="none" officeooo:rsid="0015772a" officeooo:paragraph-rsid="0015772a" style:font-style-asian="italic" style:font-style-complex="italic"/>
    </style:style>
    <style:style style:name="P8" style:family="paragraph" style:parent-style-name="Standard">
      <style:text-properties fo:language="ca" fo:country="ES" fo:font-style="italic" style:text-underline-style="none" officeooo:rsid="0016fcdf" officeooo:paragraph-rsid="0016fcdf" style:font-style-asian="italic" style:font-style-complex="italic"/>
    </style:style>
    <style:style style:name="P9" style:family="paragraph" style:parent-style-name="Standard">
      <style:text-properties fo:language="ca" fo:country="ES" fo:font-style="italic" style:text-underline-style="none" officeooo:rsid="001c9874" officeooo:paragraph-rsid="001c9874" style:font-style-asian="italic" style:font-style-complex="italic"/>
    </style:style>
    <style:style style:name="P10" style:family="paragraph" style:parent-style-name="Standard">
      <style:text-properties fo:language="ca" fo:country="ES" fo:font-style="normal" style:text-underline-style="none" officeooo:rsid="001c9874" officeooo:paragraph-rsid="001c9874" style:font-style-asian="normal" style:font-style-complex="normal"/>
    </style:style>
    <style:style style:name="P11" style:family="paragraph" style:parent-style-name="Standard">
      <style:text-properties fo:language="ca" fo:country="ES" fo:font-style="normal" style:text-underline-style="none" officeooo:rsid="001d1db7" officeooo:paragraph-rsid="001d1db7" style:font-style-asian="normal" style:font-style-complex="normal"/>
    </style:style>
    <style:style style:name="P12" style:family="paragraph" style:parent-style-name="Standard">
      <style:text-properties fo:language="ca" fo:country="ES" fo:font-style="normal" style:text-underline-style="none" officeooo:rsid="0016fcdf" officeooo:paragraph-rsid="0016fcdf" style:font-style-asian="normal" style:font-style-complex="normal"/>
    </style:style>
    <style:style style:name="P13" style:family="paragraph" style:parent-style-name="Standard">
      <style:text-properties fo:language="ca" fo:country="ES" fo:font-style="normal" style:text-underline-style="none" officeooo:rsid="0016fcdf" officeooo:paragraph-rsid="001c9874" style:font-style-asian="normal" style:font-style-complex="normal"/>
    </style:style>
    <style:style style:name="P14" style:family="paragraph" style:parent-style-name="Standard">
      <style:text-properties fo:language="ca" fo:country="ES" fo:font-style="normal" style:text-underline-style="none" fo:font-weight="normal" officeooo:rsid="001f8a5f" officeooo:paragraph-rsid="001f8a5f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ca" fo:country="ES" fo:font-style="normal" style:text-underline-style="none" fo:font-weight="normal" officeooo:rsid="001fcbdb" officeooo:paragraph-rsid="001fcbdb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ca" fo:country="ES" fo:font-style="normal" style:text-underline-style="none" fo:font-weight="normal" officeooo:rsid="00212079" officeooo:paragraph-rsid="00212079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1f8a5f" officeooo:paragraph-rsid="001f8a5f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23af6f" officeooo:paragraph-rsid="0023af6f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258ad9" officeooo:paragraph-rsid="00258ad9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258ad9" officeooo:paragraph-rsid="00278507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278507" officeooo:paragraph-rsid="00278507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language="ca" fo:country="ES" fo:font-style="normal" style:text-underline-style="none" fo:font-weight="normal" officeooo:rsid="00258ad9" officeooo:paragraph-rsid="00258ad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language="ca" fo:country="ES" fo:font-style="normal" style:text-underline-style="none" fo:font-weight="normal" officeooo:rsid="00258ad9" officeooo:paragraph-rsid="0027850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language="ca" fo:country="ES" fo:font-style="normal" style:text-underline-style="none" fo:font-weight="normal" officeooo:rsid="00278507" officeooo:paragraph-rsid="00278507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language="ca" fo:country="ES" fo:font-style="normal" style:text-underline-style="none" fo:font-weight="normal" officeooo:rsid="0028cdd3" officeooo:paragraph-rsid="0028cdd3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language="ca" fo:country="ES" fo:font-style="normal" style:text-underline-style="none" fo:font-weight="normal" officeooo:rsid="002aac1f" officeooo:paragraph-rsid="002aac1f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2aac1f" officeooo:paragraph-rsid="002aac1f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2bda90" officeooo:paragraph-rsid="002bda90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2bda90" officeooo:paragraph-rsid="002db736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3135e2" officeooo:paragraph-rsid="003135e2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34bbde" officeooo:paragraph-rsid="0034bbde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35fcd7" officeooo:paragraph-rsid="0035fcd7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363318" officeooo:paragraph-rsid="00363318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language="ca" fo:country="ES" fo:font-style="normal" style:text-underline-style="solid" style:text-underline-width="auto" style:text-underline-color="font-color" fo:font-weight="bold" officeooo:rsid="00369efc" officeooo:paragraph-rsid="00369efc" style:font-style-asian="normal" style:font-weight-asian="bold" style:font-style-complex="normal" style:font-weight-complex="bold"/>
    </style:style>
    <style:style style:name="T1" style:family="text">
      <style:text-properties officeooo:rsid="000f396a"/>
    </style:style>
    <style:style style:name="T2" style:family="text">
      <style:text-properties style:font-name="Liberation Serif1" officeooo:rsid="000f396a"/>
    </style:style>
    <style:style style:name="T3" style:family="text">
      <style:text-properties officeooo:rsid="00107b3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48c25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8fb0a" style:font-style-asian="normal" style:font-style-complex="normal"/>
    </style:style>
    <style:style style:name="T8" style:family="text">
      <style:text-properties officeooo:rsid="0015772a"/>
    </style:style>
    <style:style style:name="T9" style:family="text">
      <style:text-properties officeooo:rsid="001ccff6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24de94" style:font-weight-asian="normal" style:font-weight-complex="normal"/>
    </style:style>
    <style:style style:name="T13" style:family="text">
      <style:text-properties style:text-underline-style="none" fo:font-weight="normal" officeooo:rsid="00278507" style:font-weight-asian="normal" style:font-weight-complex="normal"/>
    </style:style>
    <style:style style:name="T14" style:family="text">
      <style:text-properties style:text-underline-style="none" fo:font-weight="normal" officeooo:rsid="002db736" style:font-weight-asian="normal" style:font-weight-complex="normal"/>
    </style:style>
    <style:style style:name="T15" style:family="text">
      <style:text-properties style:text-underline-style="none" fo:font-weight="normal" officeooo:rsid="002eafe6" style:font-weight-asian="normal" style:font-weight-complex="normal"/>
    </style:style>
    <style:style style:name="T16" style:family="text">
      <style:text-properties style:text-underline-style="none" fo:font-weight="normal" officeooo:rsid="002eb6b7" style:font-weight-asian="normal" style:font-weight-complex="normal"/>
    </style:style>
    <style:style style:name="T17" style:family="text">
      <style:text-properties style:text-underline-style="none" fo:font-weight="normal" officeooo:rsid="002ff63b" style:font-weight-asian="normal" style:font-weight-complex="normal"/>
    </style:style>
    <style:style style:name="T18" style:family="text">
      <style:text-properties style:text-underline-style="none" fo:font-weight="normal" officeooo:rsid="0031a7ce" style:font-weight-asian="normal" style:font-weight-complex="normal"/>
    </style:style>
    <style:style style:name="T19" style:family="text">
      <style:text-properties style:text-underline-style="none" fo:font-weight="normal" officeooo:rsid="003366ef" style:font-weight-asian="normal" style:font-weight-complex="normal"/>
    </style:style>
    <style:style style:name="T20" style:family="text">
      <style:text-properties style:text-underline-style="none" fo:font-weight="normal" officeooo:rsid="00347523" style:font-weight-asian="normal" style:font-weight-complex="normal"/>
    </style:style>
    <style:style style:name="T21" style:family="text">
      <style:text-properties style:text-underline-style="none" fo:font-weight="normal" officeooo:rsid="0035c76e" style:font-weight-asian="normal" style:font-weight-complex="normal"/>
    </style:style>
    <style:style style:name="T22" style:family="text">
      <style:text-properties style:text-underline-style="none" fo:font-weight="normal" officeooo:rsid="00363318" style:font-weight-asian="normal" style:font-weight-complex="normal"/>
    </style:style>
    <style:style style:name="T23" style:family="text">
      <style:text-properties officeooo:rsid="0022ad44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31a7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ció Sistema d'Informació: <text:s/></text:p>
      <text:p text:style-name="P1"><text:tab/>- <text:span text:style-name="T1">Coneixement</text:span></text:p>
      <text:p text:style-name="P1"><text:tab/><text:tab/><text:tab/><text:span text:style-name="T2">↑</text:span><text:tab/><text:span text:style-name="T1">interpretació</text:span></text:p>
      <text:p text:style-name="P1"><text:tab/>-<text:span text:style-name="T1">Informació</text:span></text:p>
      <text:p text:style-name="P2"><text:tab/><text:tab/><text:tab/><text:span text:style-name="T2">↑</text:span><text:tab/><text:span text:style-name="T1">analitzades</text:span></text:p>
      <text:p text:style-name="P1"><text:tab/>-<text:span text:style-name="T1">Dades</text:span></text:p>
      <text:p text:style-name="P1"/>
      <text:p text:style-name="P3">Un SGBD no és un SI. Emmagatzema dades però no les interpreta.</text:p>
      <text:p text:style-name="P3"/>
      <text:p text:style-name="P3">Si convertim el SGBD en un datawearhouse (analitzador de dades), s'aproparà més a un SI. <text:span text:style-name="T3">Quan aquest <text:s/>tinguin un objectiu concret per adquirir un benefici serà un SI.</text:span></text:p>
      <text:p text:style-name="P4"/>
      <text:p text:style-name="P5">Simulació de <text:span text:style-name="T4">processos</text:span> que manipulen informació.</text:p>
      <text:p text:style-name="P5"/>
      <text:p text:style-name="P6">Conjunto de componentes interrelacinados que trabajan conjuntamente para recopilar, recuperar, <text:span text:style-name="T5">procesar, </text:span>almacenar y difundir información con el propósito de facilitar la planificación, control, análisis, coordinación y la toma de decisionesen <text:span text:style-name="T8">a </text:span>negocios y otras organizaciones.</text:p>
      <text:p text:style-name="P6"/>
      <text:p text:style-name="P7">Combinación de personas, hw, sw, dispositivos de comunicación, redes y recursos de datos que procesan datos e información con un propósito concreto. Necesitan una entrada de datos por parte del usuario que serán procesados con dispositivos tecnológicos produciendo una salida que será enviado a otro usuario u otro sistema mediante una red y soporte metódico que controla la operación.</text:p>
      <text:p text:style-name="P7"/>
      <text:p text:style-name="P8"><text:span text:style-name="T6">Sistema d'Informació<text:tab/><text:tab/></text:span><text:span text:style-name="T7">interseca</text:span><text:span text:style-name="T6"><text:tab/>Sistema Software</text:span></text:p>
      <text:p text:style-name="P12"/>
      <text:p text:style-name="P8">------------------------------------------------------------------------------------------------------------------------</text:p>
      <text:p text:style-name="P10">19-09-2014</text:p>
      <text:p text:style-name="P9"/>
      <text:p text:style-name="P9"/>
      <text:p text:style-name="P10">El CIO se encarga de <text:span text:style-name="T9">facilitar el</text:span> flujo de información entre los departamentos para acabar teniendo toda la información necesaria para <text:span text:style-name="T9">tomar la decisión sobre</text:span> si llevar a cabo un cambio estratégico. <text:span text:style-name="T9">Es el nexo de unión entre los SI y la Empresa.</text:span></text:p>
      <text:p text:style-name="P11">También es muy importante en la reingeniería de procesos (reorganización de los mismos).</text:p>
      <text:p text:style-name="P9"/>
      <text:p text:style-name="P13">------------------------------------------------------------------------------------------------------------------------</text:p>
      <text:p text:style-name="P14">22-09-2014</text:p>
      <text:p text:style-name="P14"/>
      <text:p text:style-name="P14"/>
      <text:p text:style-name="P17">Arquitectura de SI:</text:p>
      <text:p text:style-name="P14"/>
      <text:p text:style-name="P15">El arquitecto de un sistema software es el diseñador → asume las responsabilidades de diseño del sistema.</text:p>
      <text:p text:style-name="P16"><text:span text:style-name="T24">Patrones</text:span> arquitectónicos: tendencias de organización <text:span text:style-name="T23">(dinámico)</text:span>.</text:p>
      <text:p text:style-name="P16"/>
      <text:p text:style-name="P18"><text:span text:style-name="T11">Arquitectura empresarial: diseño de un sistema para dar solución a </text:span><text:span text:style-name="T12">las necesidades de</text:span><text:span text:style-name="T11"> un departamento/empresa</text:span><text:span text:style-name="T12">. Es una expresión completa de una empresa Está compuesta por un plan maestro que actúa como fuerza de control entre los planes de negocio, la automatización entre los SI y las BD</text:span><text:span text:style-name="T11">.</text:span></text:p>
      <text:p text:style-name="P18"/>
      <text:p text:style-name="P19"/>
      <text:p text:style-name="P19"/>
      <text:p text:style-name="P22"><text:soft-page-break/>Marco de trabajo Zachman:</text:p>
      <text:p text:style-name="P22"><text:tab/>Crea una tabla con un eje de preguntas y otro eje con los roles de la empresa.</text:p>
      <text:p text:style-name="P22"><text:tab/>Es visual y describe la empresa en distintas dimensiones.</text:p>
      <text:p text:style-name="P23"><text:tab/>Crítica: los puntos de vista eran arbitrários y con el tiempo han cambiado los aspectos y los <text:tab/>roles. </text:p>
      <text:p text:style-name="P20"><text:span text:style-name="T11"><text:tab/>Era un modelo descriptivo. La evolución es el modelo </text:span><text:span text:style-name="T13">TOGAF</text:span></text:p>
      <text:p text:style-name="P19"/>
      <text:p text:style-name="P24">Marco de trabajo TOGAF (the open group architecture framework):</text:p>
      <text:p text:style-name="P24"><text:tab/>Asegura que toda la empresa use la misma «lengua»</text:p>
      <text:p text:style-name="P24"><text:tab/>Ahorra tiempo y dinero a la empresa.</text:p>
      <text:p text:style-name="P24"><text:tab/></text:p>
      <text:p text:style-name="P21"/>
      <text:p text:style-name="P25">Patrones: Esquemas buenos de la arquitectura del software que se pueden aplicar (buenas prácticas).</text:p>
      <text:p text:style-name="P25"/>
      <text:p text:style-name="P25">------------------------------------------------------------------------------------------------------------------------</text:p>
      <text:p text:style-name="P26">26-09-2014</text:p>
      <text:p text:style-name="P25"/>
      <text:p text:style-name="P25"/>
      <text:p text:style-name="P27">PRESENTACIONES:</text:p>
      <text:p text:style-name="P27"/>
      <text:p text:style-name="P28">- Arquitectura cliente-servidor:</text:p>
      <text:p text:style-name="P29"><text:span text:style-name="T11"><text:s/></text:span><text:span text:style-name="T14">ventajas: </text:span></text:p>
      <text:p text:style-name="P29"><text:span text:style-name="T14"><text:tab/>centralización del control</text:span></text:p>
      <text:p text:style-name="P28"><text:span text:style-name="T14"><text:tab/>facilita el manenimiento</text:span></text:p>
      <text:p text:style-name="P28"><text:span text:style-name="T14"><text:tab/></text:span><text:span text:style-name="T15">aplicaciones ligeras para el cliente</text:span></text:p>
      <text:p text:style-name="P28"><text:span text:style-name="T15"><text:tab/>acceso a servicios desde cualquier lugar</text:span></text:p>
      <text:p text:style-name="P28"><text:span text:style-name="T15"><text:tab/></text:span><text:span text:style-name="T16">escalabilidad</text:span></text:p>
      <text:p text:style-name="P28"><text:span text:style-name="T16"><text:tab/>permite trabajar entre diferentes plataformas</text:span></text:p>
      <text:p text:style-name="P28"><text:span text:style-name="T16"><text:tab/></text:span><text:span text:style-name="T17">ampliamente apollado</text:span></text:p>
      <text:p text:style-name="P28"/>
      <text:p text:style-name="P30"><text:span text:style-name="T17">i</text:span><text:span text:style-name="T11">nconvenientes:</text:span></text:p>
      <text:p text:style-name="P30"><text:span text:style-name="T11"><text:tab/></text:span><text:span text:style-name="T18">recibe un gran número de peticiones de conexión</text:span></text:p>
      <text:p text:style-name="P30"><text:span text:style-name="T18"><text:tab/></text:span><text:span text:style-name="T19">dependencia del servidor</text:span></text:p>
      <text:p text:style-name="P30"><text:span text:style-name="T19"><text:tab/></text:span><text:span text:style-name="T20">coste elevado del servidor</text:span></text:p>
      <text:p text:style-name="P30"><text:span text:style-name="T20"><text:tab/>acceso unidireccional (del cliente al servidor)</text:span></text:p>
      <text:p text:style-name="P30"><text:span text:style-name="T20"><text:tab/></text:span></text:p>
      <text:p text:style-name="P30"/>
      <text:p text:style-name="P31"><text:span text:style-name="T26">L</text:span>ayered arquitecture:</text:p>
      <text:p text:style-name="P31"><text:span text:style-name="T11">intnta agrupar lo relacionado por capas</text:span></text:p>
      <text:p text:style-name="P31"><text:span text:style-name="T11"><text:tab/>ventajas:</text:span></text:p>
      <text:p text:style-name="P31"><text:span text:style-name="T11"><text:tab/><text:tab/>cada capa se puede codificar en un lenguaje</text:span></text:p>
      <text:p text:style-name="P31"><text:span text:style-name="T11"><text:tab/><text:tab/>los componentes pueden estar distribuidos en distintos servidores</text:span></text:p>
      <text:p text:style-name="P31"><text:span text:style-name="T11"><text:tab/><text:tab/>el usuario no tiene acceso directo a las BD (seguridad)</text:span></text:p>
      <text:p text:style-name="P31"><text:span text:style-name="T11"><text:tab/><text:tab/>escalable</text:span></text:p>
      <text:p text:style-name="P31"><text:span text:style-name="T11"><text:tab/><text:tab/>flexible</text:span></text:p>
      <text:p text:style-name="P31"><text:span text:style-name="T11"><text:tab/>inconvenientes:</text:span></text:p>
      <text:p text:style-name="P31"><text:span text:style-name="T11"><text:tab/><text:tab/>problemas de rendimiento entre capas</text:span></text:p>
      <text:p text:style-name="P31"><text:span text:style-name="T11"><text:tab/><text:tab/>a aplicaciones simples les añade complejidad</text:span></text:p>
      <text:p text:style-name="P31"><text:span text:style-name="T11"><text:tab/><text:tab/></text:span><text:span text:style-name="T21">dificultad al decidir el número de capas</text:span></text:p>
      <text:p text:style-name="P31"/>
      <text:p text:style-name="P31"/>
      <text:p text:style-name="P31"/>
      <text:p text:style-name="P32"><text:soft-page-break/>N-layered arquitecture:</text:p>
      <text:p text:style-name="P32"><text:span text:style-name="T11"><text:tab/></text:span><text:span text:style-name="T22">contexto:</text:span></text:p>
      <text:p text:style-name="P32"><text:span text:style-name="T22"><text:tab/><text:tab/>apps, servicio cliente-servidor</text:span></text:p>
      <text:p text:style-name="P32"><text:span text:style-name="T22"><text:tab/>nuveles (NO capas):</text:span></text:p>
      <text:p text:style-name="P32"><text:span text:style-name="T22"><text:tab/><text:tab/>presentacion</text:span></text:p>
      <text:p text:style-name="P32"><text:span text:style-name="T22"><text:tab/><text:tab/>negocio</text:span></text:p>
      <text:p text:style-name="P32"><text:span text:style-name="T22"><text:tab/><text:tab/>datos</text:span></text:p>
      <text:p text:style-name="P32"><text:span text:style-name="T22"><text:tab/><text:tab/>BD</text:span></text:p>
      <text:p text:style-name="P33"><text:span text:style-name="T11">problemes a resoldre:</text:span></text:p>
      <text:p text:style-name="P33"><text:span text:style-name="T11"><text:tab/>agrupar responsabilitats</text:span></text:p>
      <text:p text:style-name="P33"><text:span text:style-name="T11"><text:tab/>escalabilitat</text:span></text:p>
      <text:p text:style-name="P33"><text:span text:style-name="T11"><text:tab/>seguretat</text:span></text:p>
      <text:p text:style-name="P33"><text:span text:style-name="T11"><text:tab/>actualitzacions/canvis</text:span></text:p>
      <text:p text:style-name="P33"/>
      <text:p text:style-name="P33"/>
      <text:p text:style-name="P34">Modelo vista-controlador:</text:p>
      <text:p text:style-name="P34"><text:span text:style-name="T11"><text:tab/>separa los datos y la lógica del negocio de la interfaz de usuario</text:span></text:p>
      <text:p text:style-name="P34"><text:span text:style-name="T11"><text:tab/>hay 3 componentes: modelo – vista – controlador</text:span></text:p>
      <text:p text:style-name="P34"><text:span text:style-name="T11"/></text:p>
      <text:p text:style-name="P31"/>
      <text:p text:style-name="P28"/>
      <text:p text:style-name="P28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4:23:00.937952800</meta:creation-date>
    <dc:date>2014-09-26T14:57:39.013667400</dc:date>
    <meta:editing-duration>PT3H41M34S</meta:editing-duration>
    <meta:editing-cycles>36</meta:editing-cycles>
    <meta:generator>LibreOffice/4.2.6.3$Linux_x86 LibreOffice_project/420m0$Build-3</meta:generator>
    <meta:document-statistic meta:table-count="0" meta:image-count="0" meta:object-count="0" meta:page-count="3" meta:paragraph-count="78" meta:word-count="538" meta:character-count="4049" meta:non-whitespace-character-count="3513"/>
  </office:meta>
</office:document-meta>
</file>